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6-05-29">29.05.16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6-05-29">29.05.16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3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3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expired = Quantum abgeloffen)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 zwischendurch muss dies geprüft werden </text:span></text:p>
                      </text:list-item>
                      <text:list-item>
                        <text:p text:style-name="P32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31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3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3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4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5">Löst O(1)-Scheduler ab </text:span><text:span text:style-name="T36">Linux-Version 2.6.23</text:span><text:span text:style-name="T35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5">Scheduler für Timesharing-Prozesse</text:span></text:p>
                  </text:list-item>
                </text:list>
              </text:list-item>
              <text:list-item>
                <text:p text:style-name="P35"><text:span text:style-name="T35">Modul fair.c, ca. 4.400 SLOC, implementiert CFS</text:span></text:p>
              </text:list-item>
              <text:list-item>
                <text:p text:style-name="P35"><text:span text:style-name="T35">Modul rt.c: nur noch ca. 1700 SLOC, implementiert nur noch Realtime-Scheduling mit nur noch 100 Prioritäten</text:span></text:p>
              </text:list-item>
              <text:list-item>
                <text:p text:style-name="P35"><text:span text:style-name="T35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5">Hinweis: CFS ist umstritten, da evtl. Nachteile für Workstations, aber Vorteile für Server</text:span></text:p>
              </text:list-item>
            </text:list>
            <text:p text:style-name="P37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7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3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8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8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9"/></text:p>
            <text:p text:style-name="P61"><text:span text:style-name="T39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40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41">Windows-Thread-Priorität</text:span></text:p>
              </table:table-cell>
              <table:table-cell>
                <text:p text:style-name="P64"><text:span text:style-name="T42">real-time</text:span></text:p>
              </table:table-cell>
              <table:table-cell>
                <text:p text:style-name="P64"><text:span text:style-name="T42">high</text:span></text:p>
              </table:table-cell>
              <table:table-cell>
                <text:p text:style-name="P64"><text:span text:style-name="T42">above</text:span></text:p>
                <text:p text:style-name="P64"><text:span text:style-name="T42">normal</text:span></text:p>
              </table:table-cell>
              <table:table-cell>
                <text:p text:style-name="P64"><text:span text:style-name="T42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time critical</text:span></text:p>
              </table:table-cell>
              <table:table-cell>
                <text:p text:style-name="P64"><text:span text:style-name="T42">31</text:span></text:p>
              </table:table-cell>
              <table:table-cell>
                <text:p text:style-name="P64"><text:span text:style-name="T42">15</text:span></text:p>
              </table:table-cell>
              <table:table-cell>
                <text:p text:style-name="P64"><text:span text:style-name="T42">15</text:span></text:p>
              </table:table-cell>
              <table:table-cell>
                <text:p text:style-name="P64"><text:span text:style-name="T42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highest</text:span></text:p>
              </table:table-cell>
              <table:table-cell>
                <text:p text:style-name="P64"><text:span text:style-name="T42">26</text:span></text:p>
              </table:table-cell>
              <table:table-cell>
                <text:p text:style-name="P64"><text:span text:style-name="T42">15</text:span></text:p>
              </table:table-cell>
              <table:table-cell>
                <text:p text:style-name="P64"><text:span text:style-name="T42">12</text:span></text:p>
              </table:table-cell>
              <table:table-cell>
                <text:p text:style-name="P66"><text:span text:style-name="T42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above normal</text:span></text:p>
              </table:table-cell>
              <table:table-cell>
                <text:p text:style-name="P64"><text:span text:style-name="T42">25</text:span></text:p>
              </table:table-cell>
              <table:table-cell>
                <text:p text:style-name="P64"><text:span text:style-name="T42">14</text:span></text:p>
              </table:table-cell>
              <table:table-cell>
                <text:p text:style-name="P64"><text:span text:style-name="T42">11</text:span></text:p>
              </table:table-cell>
              <table:table-cell>
                <text:p text:style-name="P66"><text:span text:style-name="T42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normal</text:span></text:p>
              </table:table-cell>
              <table:table-cell>
                <text:p text:style-name="P64"><text:span text:style-name="T42">24</text:span></text:p>
              </table:table-cell>
              <table:table-cell>
                <text:p text:style-name="P64"><text:span text:style-name="T42">13</text:span></text:p>
              </table:table-cell>
              <table:table-cell>
                <text:p text:style-name="P64"><text:span text:style-name="T42">10</text:span></text:p>
              </table:table-cell>
              <table:table-cell>
                <text:p text:style-name="P66"><text:span text:style-name="T42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below normal</text:span></text:p>
              </table:table-cell>
              <table:table-cell>
                <text:p text:style-name="P64"><text:span text:style-name="T42">23</text:span></text:p>
              </table:table-cell>
              <table:table-cell>
                <text:p text:style-name="P64"><text:span text:style-name="T42">12</text:span></text:p>
              </table:table-cell>
              <table:table-cell>
                <text:p text:style-name="P64"><text:span text:style-name="T42">9</text:span></text:p>
              </table:table-cell>
              <table:table-cell>
                <text:p text:style-name="P66"><text:span text:style-name="T42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lowest</text:span></text:p>
              </table:table-cell>
              <table:table-cell>
                <text:p text:style-name="P64"><text:span text:style-name="T42">22</text:span></text:p>
              </table:table-cell>
              <table:table-cell>
                <text:p text:style-name="P64"><text:span text:style-name="T42">11</text:span></text:p>
              </table:table-cell>
              <table:table-cell>
                <text:p text:style-name="P64"><text:span text:style-name="T42">8</text:span></text:p>
              </table:table-cell>
              <table:table-cell>
                <text:p text:style-name="P66"><text:span text:style-name="T42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idle</text:span></text:p>
              </table:table-cell>
              <table:table-cell>
                <text:p text:style-name="P64"><text:span text:style-name="T42">16</text:span></text:p>
              </table:table-cell>
              <table:table-cell>
                <text:p text:style-name="P64"><text:span text:style-name="T42">1</text:span></text:p>
              </table:table-cell>
              <table:table-cell>
                <text:p text:style-name="P64"><text:span text:style-name="T42">1</text:span></text:p>
              </table:table-cell>
              <table:table-cell>
                <text:p text:style-name="P66"><text:span text:style-name="T42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3">Ändert man die Priorität eines Prozesses, werden die Prioritäten der Threads ebenfalls geändert</text:span></text:p>
            </text:list-item>
            <text:list-item>
              <text:p text:style-name="P58"><text:span text:style-name="T43">System-Prozesse nutzen speziellen Systemcall </text:span><text:span text:style-name="T44">NTSetInformationProcess</text:span></text:p>
            </text:list-item>
          </text:list>
          <text:list text:style-name="L21">
            <text:list-item>
              <text:p text:style-name="P58"><text:span text:style-name="T43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5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41">Kriterium</text:span></text:p>
              </table:table-cell>
              <table:table-cell>
                <text:p text:style-name="P64"><text:span text:style-name="T41">Windows</text:span></text:p>
              </table:table-cell>
              <table:table-cell>
                <text:p text:style-name="P64"><text:span text:style-name="T41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6">Unterstützte Prozesstypen</text:span></text:p>
              </table:table-cell>
              <table:table-cell>
                <text:p text:style-name="P63"><text:span text:style-name="T47">Timesharing- und Echtzeitprozesse; </text:span><text:span text:style-name="T46">Unterscheidung über Priorität</text:span></text:p>
              </table:table-cell>
              <table:table-cell>
                <text:p text:style-name="P63"><text:span text:style-name="T46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6">Prioritätsstufen</text:span></text:p>
              </table:table-cell>
              <table:table-cell>
                <text:p text:style-name="P63"><text:span text:style-name="T46">Interne Kernelprioritätsstufen von 0 – 31:</text:span></text:p>
                <text:p text:style-name="P63"><text:span text:style-name="T46">0 – 15: Timesharing-Threads</text:span></text:p>
                <text:p text:style-name="P63"><text:span text:style-name="T46">16 – 31: Realtime- und System-Threads</text:span></text:p>
                <text:p text:style-name="P63"><text:span text:style-name="T46">Eigene WinAPI-Prioritäten mit Basisprioritäten für Prozesse und Relativprioritäten für Threads</text:span></text:p>
              </table:table-cell>
              <table:table-cell>
                <text:p text:style-name="P63"><text:span text:style-name="T46">Statische und effektive Prioritäten mit Stufen von 0 – 139 (139 niedrigste): </text:span></text:p>
                <text:p text:style-name="P63"><text:span text:style-name="T46">0 – 99: Realtime-Prozesse</text:span></text:p>
                <text:p text:style-name="P63"><text:span text:style-name="T46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7">Scheduling-Strategie für Timeharing-Prozesse</text:span></text:p>
              </table:table-cell>
              <table:table-cell>
                <text:p text:style-name="P63"><text:span text:style-name="T47">Thread-basiert, Begünstigung von interaktiven vor rechenintensiven Threads</text:span></text:p>
                <text:p text:style-name="P63"><text:span text:style-name="T46">Quanten, prioritätsgesteuert, Round Robin, Multi-Level-Feedback-Queue, 32 Queues</text:span></text:p>
              </table:table-cell>
              <table:table-cell>
                <text:p text:style-name="P63"><text:span text:style-name="T46">Prozess-basiert, Begünstigung von interaktiven vor rechenintensiven Prozessen (Thread = Prozess)</text:span></text:p>
                <text:p text:style-name="P63"><text:span text:style-name="T46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7">Prioritätenberechnung für Timesharing-Prozesse</text:span></text:p>
              </table:table-cell>
              <table:table-cell>
                <text:p text:style-name="P63"><text:span text:style-name="T47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6">Effektive Priorität wird zur Laufzeit berechnet, abhängig von statischer Priorität und einem Bonus (+/- 5) für lang schlafende <text:s/>Prozesse;</text:span></text:p>
                <text:p text:style-name="P63"><text:span text:style-name="T46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7">Quantumsberechnung für Timesharing-Prozesse</text:span></text:p>
              </table:table-cell>
              <table:table-cell>
                <text:p text:style-name="P63"><text:span text:style-name="T47">Quantumszähler = 6 bei Workstations und 36 bei Windows Servern, <text:s/>bei jedem Clock-Intervall wird Zähler um 3 dekrementiert;</text:span></text:p>
                <text:p text:style-name="P63"><text:span text:style-name="T47">Clock-Intervall ist ca. 10 ms bei x86-Singleprozessoren (100 Hz) und ca. 15 ms (67 Hz) bei Multiprozessoren</text:span></text:p>
                <text:p text:style-name="P63"><text:span text:style-name="T47">Quantumserhöhung bei GUI-Threads oder zum Vorbeugen vor Thread-Verhungern</text:span></text:p>
              </table:table-cell>
              <table:table-cell>
                <text:p text:style-name="P63"><text:span text:style-name="T46">Abhängig von statischer Priorität</text:span></text:p>
                <text:p text:style-name="P63"><text:span text:style-name="T46">Quantum = (140 - statische Prio) * 20 [ms] (oder * 5) </text:span><text:span text:style-name="T48">→</text:span><text:span text:style-name="T46"> Maximum 800 ms</text:span></text:p>
                <text:p text:style-name="P63"><text:span text:style-name="T46">Takt der internen Systemuhr von Linux bis Linux 2.5 auf 100 Hz einstellbar, ab Linux 2.6 auf 100, 250, 300, 1000 Hz;</text:span></text:p>
                <text:p text:style-name="P63"><text:span text:style-name="T46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9">Echtzeitbetriebssystem: Embedded Linux, …</text:span></text:p>
              </table:table-cell>
              <table:table-cell>
                <text:p text:style-name="P64"><text:span text:style-name="T49"><text:s/></text:span><text:span text:style-name="T49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50">Unterstützt harte Echtzeitanforderungen (Garantien, Deadlines)</text:span></text:p>
              </table:table-cell>
              <table:table-cell>
                <text:p text:style-name="P63"><text:span text:style-name="T51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51">Ist auf den Worst-Case hin optimiert</text:span></text:p>
              </table:table-cell>
              <table:table-cell>
                <text:p text:style-name="P63"><text:span text:style-name="T50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50">Vorhersagbarkeit hat hohe Priorität bei der Auswahl des nächsten Tasks</text:span></text:p>
              </table:table-cell>
              <table:table-cell>
                <text:p text:style-name="P63"><text:span text:style-name="T51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50">Meist werden wenige dedizierte Funktionen unterstützt</text:span></text:p>
              </table:table-cell>
              <table:table-cell>
                <text:p text:style-name="P63"><text:span text:style-name="T51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50">Zeitoptimierung wichtig</text:span></text:p>
              </table:table-cell>
              <table:table-cell>
                <text:p text:style-name="P63"><text:span text:style-name="T50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2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3"><text:s/></text:span><text:span text:style-name="T43">siehe </text:span><text:span text:style-name="T44">Attribut Thread.Max.Priority</text:span></text:p>
                </text:list-item>
                <text:list-item>
                  <text:p text:style-name="P71"><text:span text:style-name="T43"><text:s/></text:span><text:span text:style-name="T43">MIN, NORM, MAX</text:span></text:p>
                </text:list-item>
                <text:list-item>
                  <text:p text:style-name="P71"><text:span text:style-name="T44"><text:s/></text:span><text:span text:style-name="T44">setPriority()</text:span></text:p>
                </text:list-item>
                <text:list-item>
                  <text:p text:style-name="P71"><text:span text:style-name="T44"><text:s/></text:span><text:span text:style-name="T44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3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3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3">Thread der ganz vorne in Queue mit höchster Priorität ist, kommt als nächstes dran</text:span></text:p>
                </text:list-item>
                <text:list-item>
                  <text:p text:style-name="P73"><text:span text:style-name="T43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5-29">29.05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405</meta:editing-cycles>
    <meta:print-date>2013-06-12T09:30:15</meta:print-date>
    <meta:creation-date>1997-06-07T14:48:20</meta:creation-date>
    <dc:date>2016-05-29T11:51:37.212427110</dc:date>
    <meta:editing-duration>PT17H15M41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